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f0750" officeooo:paragraph-rsid="001f0750"/>
    </style:style>
    <style:style style:name="P2" style:family="paragraph" style:parent-style-name="Standard">
      <style:text-properties fo:font-weight="bold" officeooo:rsid="001f0750" officeooo:paragraph-rsid="001f0750" style:font-weight-asian="bold" style:font-weight-complex="bold"/>
    </style:style>
    <style:style style:name="P3" style:family="paragraph" style:parent-style-name="Standard">
      <style:text-properties officeooo:rsid="002090f7" officeooo:paragraph-rsid="002090f7"/>
    </style:style>
    <style:style style:name="P4" style:family="paragraph" style:parent-style-name="Standard">
      <style:text-properties officeooo:rsid="002240d5" officeooo:paragraph-rsid="002240d5"/>
    </style:style>
    <style:style style:name="P5" style:family="paragraph" style:parent-style-name="Standard">
      <style:text-properties officeooo:rsid="0024761a" officeooo:paragraph-rsid="0024761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EPORT</text:p>
      <text:p text:style-name="P1"/>
      <text:p text:style-name="P3">NaiveBayes:</text:p>
      <text:p text:style-name="P3"/>
      <text:p text:style-name="P4">Part(a)</text:p>
      <text:p text:style-name="P4"/>
      <text:p text:style-name="P4">Part(b)</text:p>
      <text:p text:style-name="P4"/>
      <text:p text:style-name="P4">Part(c)</text:p>
      <text:p text:style-name="P4"/>
      <text:p text:style-name="P4">Part(d)</text:p>
      <text:p text:style-name="P4"/>
      <text:p text:style-name="P4">Part(e)</text:p>
      <text:p text:style-name="P4"/>
      <text:p text:style-name="P5">Part(f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2T15:08:21.745266722</meta:creation-date>
    <dc:date>2019-03-12T15:10:46.893342928</dc:date>
    <meta:editing-duration>PT2M10S</meta:editing-duration>
    <meta:editing-cycles>5</meta:editing-cycles>
    <meta:generator>LibreOffice/6.0.7.3$Linux_X86_64 LibreOffice_project/00m0$Build-3</meta:generator>
    <meta:document-statistic meta:table-count="0" meta:image-count="0" meta:object-count="0" meta:page-count="1" meta:paragraph-count="8" meta:word-count="8" meta:character-count="59" meta:non-whitespace-character-count="59"/>
  </office:meta>
</office:document-meta>
</file>